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language="da" fo:country="DK" officeooo:rsid="001a440d" officeooo:paragraph-rsid="001b8d42" style:language-asian="zxx" style:country-asian="none" style:language-complex="zxx" style:country-complex="none"/>
    </style:style>
    <style:style style:name="P2" style:family="paragraph" style:parent-style-name="Text_20_body">
      <style:paragraph-properties fo:text-align="start" style:justify-single-word="false"/>
      <style:text-properties fo:language="da" fo:country="DK" officeooo:rsid="001a440d" officeooo:paragraph-rsid="001a440d" style:language-asian="zxx" style:country-asian="none" style:language-complex="zxx" style:country-complex="none"/>
    </style:style>
    <style:style style:name="P3" style:family="paragraph" style:parent-style-name="Text_20_body">
      <style:paragraph-properties fo:text-align="start" style:justify-single-word="false"/>
      <style:text-properties fo:language="da" fo:country="DK" officeooo:rsid="001a440d" officeooo:paragraph-rsid="002388bb" style:language-asian="zxx" style:country-asian="none" style:language-complex="zxx" style:country-complex="none"/>
    </style:style>
    <style:style style:name="P4" style:family="paragraph" style:parent-style-name="Text_20_body">
      <style:text-properties fo:language="da" fo:country="DK" officeooo:rsid="00179655" officeooo:paragraph-rsid="00179655" style:language-asian="zxx" style:country-asian="none" style:language-complex="zxx" style:country-complex="none"/>
    </style:style>
    <style:style style:name="P5" style:family="paragraph" style:parent-style-name="Text_20_body">
      <style:paragraph-properties fo:text-align="start" style:justify-single-word="false"/>
      <style:text-properties fo:language="da" fo:country="DK" officeooo:rsid="00179655" officeooo:paragraph-rsid="00179655" style:language-asian="zxx" style:country-asian="none" style:language-complex="zxx" style:country-complex="none"/>
    </style:style>
    <style:style style:name="P6" style:family="paragraph" style:parent-style-name="Text_20_body">
      <style:paragraph-properties fo:text-align="start" style:justify-single-word="false"/>
      <style:text-properties fo:language="da" fo:country="DK" officeooo:rsid="001926c4" officeooo:paragraph-rsid="001926c4" style:language-asian="zxx" style:country-asian="none" style:language-complex="zxx" style:country-complex="none"/>
    </style:style>
    <style:style style:name="P7" style:family="paragraph" style:parent-style-name="Text_20_body">
      <style:paragraph-properties fo:text-align="start" style:justify-single-word="false"/>
      <style:text-properties fo:language="da" fo:country="DK" officeooo:rsid="001b8d42" officeooo:paragraph-rsid="001b8d42" style:language-asian="zxx" style:country-asian="none" style:language-complex="zxx" style:country-complex="none"/>
    </style:style>
    <style:style style:name="P8" style:family="paragraph" style:parent-style-name="Text_20_body">
      <style:paragraph-properties fo:text-align="start" style:justify-single-word="false"/>
      <style:text-properties fo:language="da" fo:country="DK" officeooo:rsid="001d502e" officeooo:paragraph-rsid="001d502e" style:language-asian="zxx" style:country-asian="none" style:language-complex="zxx" style:country-complex="none"/>
    </style:style>
    <style:style style:name="P9" style:family="paragraph" style:parent-style-name="Text_20_body">
      <style:paragraph-properties fo:text-align="start" style:justify-single-word="false"/>
      <style:text-properties fo:language="da" fo:country="DK" officeooo:rsid="002388bb" officeooo:paragraph-rsid="002388bb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start" style:justify-single-word="false"/>
      <style:text-properties fo:language="da" fo:country="DK" fo:font-weight="bold" officeooo:rsid="001926c4" officeooo:paragraph-rsid="001926c4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Text_20_body">
      <style:paragraph-properties fo:text-align="start" style:justify-single-word="false"/>
      <style:text-properties fo:language="da" fo:country="DK" fo:font-weight="normal" officeooo:rsid="001926c4" officeooo:paragraph-rsid="001926c4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ubtitle">
      <style:paragraph-properties fo:text-align="start" style:justify-single-word="false"/>
      <style:text-properties fo:language="da" fo:country="DK" officeooo:rsid="00179655" officeooo:paragraph-rsid="00179655" style:language-asian="zxx" style:country-asian="none" style:language-complex="zxx" style:country-complex="none"/>
    </style:style>
    <style:style style:name="P13" style:family="paragraph" style:parent-style-name="Subtitle">
      <style:paragraph-properties fo:text-align="start" style:justify-single-word="false"/>
      <style:text-properties fo:language="da" fo:country="DK" officeooo:rsid="0018ed20" officeooo:paragraph-rsid="0018ed20" style:language-asian="zxx" style:country-asian="none" style:language-complex="zxx" style:country-complex="none"/>
    </style:style>
    <style:style style:name="P14" style:family="paragraph" style:parent-style-name="Subtitle">
      <style:paragraph-properties fo:text-align="start" style:justify-single-word="false"/>
      <style:text-properties fo:language="da" fo:country="DK" officeooo:rsid="001926c4" officeooo:paragraph-rsid="001926c4" style:language-asian="zxx" style:country-asian="none" style:language-complex="zxx" style:country-complex="none"/>
    </style:style>
    <style:style style:name="P15" style:family="paragraph" style:parent-style-name="Subtitle">
      <style:paragraph-properties fo:text-align="start" style:justify-single-word="false"/>
      <style:text-properties fo:language="da" fo:country="DK" officeooo:rsid="001a440d" officeooo:paragraph-rsid="001a440d" style:language-asian="zxx" style:country-asian="none" style:language-complex="zxx" style:country-complex="none"/>
    </style:style>
    <style:style style:name="P16" style:family="paragraph" style:parent-style-name="Subtitle">
      <style:paragraph-properties fo:text-align="start" style:justify-single-word="false"/>
      <style:text-properties fo:language="da" fo:country="DK" officeooo:rsid="001a440d" officeooo:paragraph-rsid="001b8d42" style:language-asian="zxx" style:country-asian="none" style:language-complex="zxx" style:country-complex="none"/>
    </style:style>
    <style:style style:name="P17" style:family="paragraph" style:parent-style-name="Subtitle">
      <style:paragraph-properties fo:text-align="start" style:justify-single-word="false"/>
      <style:text-properties fo:language="da" fo:country="DK" officeooo:rsid="001b8d42" officeooo:paragraph-rsid="001b8d42" style:language-asian="zxx" style:country-asian="none" style:language-complex="zxx" style:country-complex="none"/>
    </style:style>
    <style:style style:name="P18" style:family="paragraph" style:parent-style-name="Subtitle">
      <style:paragraph-properties fo:text-align="start" style:justify-single-word="false"/>
      <style:text-properties officeooo:rsid="001d502e" officeooo:paragraph-rsid="001d502e"/>
    </style:style>
    <style:style style:name="P19" style:family="paragraph" style:parent-style-name="Title">
      <style:text-properties fo:language="da" fo:country="DK" officeooo:rsid="00179655" officeooo:paragraph-rsid="00179655" style:language-asian="zxx" style:country-asian="none" style:language-complex="zxx" style:country-complex="none"/>
    </style:style>
    <style:style style:name="P20" style:family="paragraph" style:parent-style-name="Text_20_body">
      <style:paragraph-properties fo:text-align="start" style:justify-single-word="false"/>
      <style:text-properties fo:language="da" fo:country="DK" officeooo:rsid="002388bb" officeooo:paragraph-rsid="002388bb" style:language-asian="zxx" style:country-asian="none" style:language-complex="zxx" style:country-complex="none"/>
    </style:style>
    <style:style style:name="P21" style:family="paragraph" style:parent-style-name="Text_20_body" style:list-style-name="L2">
      <style:paragraph-properties fo:text-align="start" style:justify-single-word="false"/>
      <style:text-properties fo:language="da" fo:country="DK" officeooo:rsid="002388bb" officeooo:paragraph-rsid="002388bb" style:language-asian="zxx" style:country-asian="none" style:language-complex="zxx" style:country-complex="none"/>
    </style:style>
    <style:style style:name="P22" style:family="paragraph" style:parent-style-name="Text_20_body" style:list-style-name="L3">
      <style:paragraph-properties fo:text-align="start" style:justify-single-word="false"/>
      <style:text-properties fo:language="da" fo:country="DK" officeooo:rsid="002388bb" officeooo:paragraph-rsid="002388bb" style:language-asian="zxx" style:country-asian="none" style:language-complex="zxx" style:country-complex="none"/>
    </style:style>
    <style:style style:name="P23" style:family="paragraph" style:parent-style-name="Text_20_body" style:list-style-name="L2">
      <style:paragraph-properties fo:text-align="start" style:justify-single-word="false"/>
      <style:text-properties fo:language="da" fo:country="DK" officeooo:rsid="001b8d42" officeooo:paragraph-rsid="001b8d42" style:language-asian="zxx" style:country-asian="none" style:language-complex="zxx" style:country-complex="none"/>
    </style:style>
    <style:style style:name="P24" style:family="paragraph" style:parent-style-name="Text_20_body" style:list-style-name="L2">
      <style:paragraph-properties fo:text-align="start" style:justify-single-word="false"/>
      <style:text-properties fo:language="da" fo:country="DK" officeooo:rsid="001b8d42" officeooo:paragraph-rsid="002388bb" style:language-asian="zxx" style:country-asian="none" style:language-complex="zxx" style:country-complex="none"/>
    </style:style>
    <style:style style:name="P25" style:family="paragraph" style:parent-style-name="Text_20_body" style:list-style-name="L2">
      <style:paragraph-properties fo:text-align="start" style:justify-single-word="false"/>
      <style:text-properties fo:language="da" fo:country="DK" officeooo:rsid="001d502e" officeooo:paragraph-rsid="001b8d42" style:language-asian="zxx" style:country-asian="none" style:language-complex="zxx" style:country-complex="none"/>
    </style:style>
    <style:style style:name="P26" style:family="paragraph" style:parent-style-name="Text_20_body" style:list-style-name="L3">
      <style:paragraph-properties fo:text-align="start" style:justify-single-word="false"/>
      <style:text-properties fo:language="da" fo:country="DK" officeooo:rsid="001d502e" officeooo:paragraph-rsid="001d502e" style:language-asian="zxx" style:country-asian="none" style:language-complex="zxx" style:country-complex="none"/>
    </style:style>
    <style:style style:name="P27" style:family="paragraph" style:parent-style-name="Text_20_body" style:list-style-name="L4">
      <style:paragraph-properties fo:text-align="start" style:justify-single-word="false"/>
      <style:text-properties fo:language="da" fo:country="DK" officeooo:rsid="001d502e" officeooo:paragraph-rsid="0023a633" style:language-asian="zxx" style:country-asian="none" style:language-complex="zxx" style:country-complex="none"/>
    </style:style>
    <style:style style:name="P28" style:family="paragraph" style:parent-style-name="Text_20_body" style:list-style-name="L4">
      <style:paragraph-properties fo:text-align="start" style:justify-single-word="false"/>
      <style:text-properties fo:language="da" fo:country="DK" officeooo:rsid="001d502e" officeooo:paragraph-rsid="001d502e" style:language-asian="zxx" style:country-asian="none" style:language-complex="zxx" style:country-complex="none"/>
    </style:style>
    <style:style style:name="P29" style:family="paragraph" style:parent-style-name="Text_20_body" style:list-style-name="L1">
      <style:paragraph-properties fo:text-align="start" style:justify-single-word="false"/>
      <style:text-properties fo:language="da" fo:country="DK" fo:font-weight="normal" officeooo:rsid="001926c4" officeooo:paragraph-rsid="001926c4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officeooo:rsid="0018ed20"/>
    </style:style>
    <style:style style:name="T2" style:family="text">
      <style:text-properties officeooo:rsid="001b8d42"/>
    </style:style>
    <style:style style:name="T3" style:family="text">
      <style:text-properties officeooo:rsid="001d502e"/>
    </style:style>
    <style:style style:name="T4" style:family="text">
      <style:text-properties officeooo:rsid="002388bb"/>
    </style:style>
    <style:style style:name="T5" style:family="text">
      <style:text-properties officeooo:rsid="002576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Use Case 4 – Tilføj/Fjern <text:span text:style-name="T4">busrute</text:span> til liste af <text:span text:style-name="T2">favoritter</text:span></text:p>
      <text:p text:style-name="P4"/>
      <text:p text:style-name="P12">Mål:</text:p>
      <text:p text:style-name="P5">Målet med denne Use Case er at tilføje eller fjerne e<text:span text:style-name="T1">n busrute</text:span> fra listen af <text:span text:style-name="T2">favoriserede</text:span> <text:span text:style-name="T1">busruter</text:span>.</text:p>
      <text:p text:style-name="P5"/>
      <text:p text:style-name="P12">Initiering:</text:p>
      <text:p text:style-name="P9">Brugeren tilkendegiver overfor systemet, der den valgte rute ønskes favoriseret / ikke længere favoriseret. </text:p>
      <text:p text:style-name="P5"/>
      <text:p text:style-name="P13">Aktører og interessenter:</text:p>
      <text:p text:style-name="P10">Primære aktører:</text:p>
      <text:list xml:id="list704491514648924575" text:style-name="L1">
        <text:list-item>
          <text:p text:style-name="P29">Bruger</text:p>
        </text:list-item>
      </text:list>
      <text:p text:style-name="P11"/>
      <text:p text:style-name="P14">Antal samtidige forekomster</text:p>
      <text:p text:style-name="P6">En samtidig forekomst.</text:p>
      <text:p text:style-name="P6"/>
      <text:p text:style-name="P14">Ikke funktionelle krav</text:p>
      <text:p text:style-name="P6">TILFØJES SENERE</text:p>
      <text:p text:style-name="P6"/>
      <text:p text:style-name="P15">Startbetingelser:</text:p>
      <text:p text:style-name="P2">Normalforløbet for Use Case <text:span text:style-name="T4">1</text:span> skal være <text:span text:style-name="T2">fuldendt.</text:span></text:p>
      <text:p text:style-name="P2"/>
      <text:p text:style-name="P15">Slutresultat ved succes:</text:p>
      <text:p text:style-name="P2">Den valgte busrute vil være blevet tilføjet til, eller fjernet fra, listen af <text:span text:style-name="T2">favoriserede</text:span> busruter.</text:p>
      <text:p text:style-name="P2"/>
      <text:p text:style-name="P15">Slutresultat ved undtagelser:</text:p>
      <text:p text:style-name="P3">Ingen busrute er tilføjet eller fjernet og brugeren er blevet <text:span text:style-name="T4">præsenteret for en fejlmeddelelse, der informerer om, hvad der gik galt</text:span> .</text:p>
      <text:p text:style-name="P9"><text:span text:style-name="T2">H</text:span>vis systemet går i dvale <text:span text:style-name="T5">eller processen stoppes</text:span>, vil den valgte rute sta<text:span text:style-name="T5">dig tilføjes til eller fjernes fra listen af favoriserede ruter.</text:span></text:p>
      <text:p text:style-name="P16"><text:soft-page-break/></text:p>
      <text:p text:style-name="P17">Normalforløb</text:p>
      <text:p text:style-name="P7">Normalforløb A – Tilføjelse</text:p>
      <text:list xml:id="list6521112419563605586" text:style-name="L2">
        <text:list-item>
          <text:p text:style-name="P21">Den valgte busrute, og dennes stoppesteder indlæses.</text:p>
        </text:list-item>
        <text:list-item>
          <text:p text:style-name="P21">Den valgte busrute, og dennes stoppesteder persisteres.</text:p>
        </text:list-item>
        <text:list-item>
          <text:p text:style-name="P23">Der markeres på listen af <text:span text:style-name="T4">busruter</text:span>, at den valgte <text:span text:style-name="T4">rute</text:span> nu er favoriseret.</text:p>
        </text:list-item>
        <text:list-item>
          <text:p text:style-name="P24">Listen <text:span text:style-name="T3">over favoriserede busruter på hovedskærmen opdateres.</text:span></text:p>
          <text:p text:style-name="P25"/>
        </text:list-item>
      </text:list>
      <text:p text:style-name="P8">Normalforløb B – Fjernelse</text:p>
      <text:list xml:id="list2661693762362539328" text:style-name="L3">
        <text:list-item>
          <text:p text:style-name="P22">Den valgte busrute, og dennes stoppesteder persisteres ikke længere.</text:p>
        </text:list-item>
        <text:list-item>
          <text:p text:style-name="P26">Der markeres på listen af <text:span text:style-name="T4">busruter</text:span>, at den valgte <text:span text:style-name="T4">rute</text:span> nu ikke længere er favoriseret</text:p>
        </text:list-item>
        <text:list-item>
          <text:p text:style-name="P26">Listen over favoriserede <text:span text:style-name="T4">busruter</text:span> på hovedskærmen opdateres.</text:p>
        </text:list-item>
      </text:list>
      <text:p text:style-name="P1"/>
      <text:p text:style-name="P18">Undtagelser</text:p>
      <text:p text:style-name="P8"><text:span text:style-name="T4">Undtagelse</text:span> 1: <text:span text:style-name="T4">Brugeren annullerer eller sættes i dvale, under tilføjelse eller fjernelse af favorisering</text:span></text:p>
      <text:list xml:id="list7328143955487265939" text:style-name="L4">
        <text:list-item>
          <text:p text:style-name="P27">Normalforløbet gøres færdig i baggrunden.</text:p>
          <text:p text:style-name="P2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9S</meta:editing-duration>
    <meta:editing-cycles>7</meta:editing-cycles>
    <meta:generator>LibreOffice/4.1.0.4$Windows_x86 LibreOffice_project/89ea49ddacd9aa532507cbf852f2bb22b1ace28</meta:generator>
    <dc:date>2013-09-11T16:16:52.011000000</dc:date>
    <meta:document-statistic meta:table-count="0" meta:image-count="0" meta:object-count="0" meta:page-count="2" meta:paragraph-count="32" meta:word-count="234" meta:character-count="1595" meta:non-whitespace-character-count="1398"/>
    <meta:user-defined meta:name="Info 1"/>
    <meta:user-defined meta:name="Info 2"/>
    <meta:user-defined meta:name="Info 3"/>
    <meta:user-defined meta:name="Info 4"/>
  </office:meta>
</office:document-meta>
</file>